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fo:color="#38761D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fo:color="#38761D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background-color="#FFE599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E599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4285F4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34A853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EF445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2CC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CE5CD"/>
    </style:style>
    <style:style style:name="ce20" style:family="table-cell" style:parent-style-name="Default" style:data-style-name="N0">
      <style:table-cell-properties fo:border="thin solid #000000" style:vertical-align="automatic" fo:background-color="#FCE5C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fo:color="#EA4335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D9EAD3"/>
    </style:style>
    <style:style style:name="ce26" style:family="table-cell" style:parent-style-name="Default" style:data-style-name="N0">
      <style:table-cell-properties fo:border="thin solid #000000" style:vertical-align="top" fo:wrap-option="wrap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27" style:family="table-cell" style:parent-style-name="Default" style:data-style-name="N0">
      <style:table-cell-properties fo:border="thin solid #000000" style:vertical-align="top" fo:background-color="#FFFFFF"/>
      <style:text-properties fo:color="#4A86E8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9EAD3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CFE2F3"/>
    </style:style>
    <style:style style:name="ce30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D9D2E9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4CCCC"/>
    </style:style>
    <style:style style:name="ce33" style:family="table-cell" style:parent-style-name="Default" style:data-style-name="N0">
      <style:table-cell-properties fo:border="thin solid #000000" style:vertical-align="automatic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fo:color="#4285F4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/>
      <style:text-properties fo:color="#1155CC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 style:vertical-align="automatic" fo:wrap-option="wrap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E599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EA9999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EA9999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#B6D7A8"/>
    </style:style>
    <style:style style:name="ce44" style:family="table-cell" style:parent-style-name="Default" style:data-style-name="N0">
      <style:table-cell-properties fo:border="thin solid #000000" style:vertical-align="automatic" fo:background-color="#FFFFFF"/>
      <style:text-properties fo:color="#EA4335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wrap-option="wrap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46" style:family="table-cell" style:parent-style-name="Default" style:data-style-name="N0">
      <style:table-cell-properties style:vertical-align="automatic"/>
    </style:style>
    <style:style style:name="ce47" style:family="table-cell" style:parent-style-name="Default" style:data-style-name="N0">
      <style:table-cell-properties fo:border="thin solid #000000" style:vertical-align="top" fo:wrap-option="wrap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#B6D7A8"/>
    </style:style>
    <style:style style:name="ce49" style:family="table-cell" style:parent-style-name="Default" style:data-style-name="N0">
      <style:table-cell-properties fo:border="thin solid #000000" style:vertical-align="automatic" fo:background-color="#B6D7A8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fo:background-color="#B6D7A8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B4A7D6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fo:wrap-option="wrap"/>
    </style:style>
    <style:style style:name="ce5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63" style:family="table-cell" style:parent-style-name="Default" style:data-style-name="N0">
      <style:table-cell-properties fo:border="thin solid #000000" style:vertical-align="top" fo:background-color="transparent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/>
      <style:text-properties fo:color="#EA4335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67" style:family="table-cell" style:parent-style-name="Default" style:data-style-name="N0">
      <style:table-cell-properties fo:border="thin solid #000000" style:vertical-align="top" fo:background-color="transparent"/>
      <style:text-properties fo:color="#38761D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867833333333333cm"/>
    </style:style>
    <style:style style:name="co2" style:family="table-column">
      <style:table-column-properties fo:break-before="auto" style:column-width="27.0721666666667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5.37633333333333cm"/>
    </style:style>
    <style:style style:name="co6" style:family="table-column">
      <style:table-column-properties fo:break-before="auto" style:column-width="6.75216666666667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1.10066666666667cm"/>
    </style:style>
    <style:style style:name="co9" style:family="table-column">
      <style:table-column-properties fo:break-before="auto" style:column-width="22.2885cm"/>
    </style:style>
    <style:style style:name="co10" style:family="table-column">
      <style:table-column-properties fo:break-before="auto" style:column-width="4.14866666666667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3.02683333333333cm"/>
    </style:style>
    <style:style style:name="co14" style:family="table-column">
      <style:table-column-properties fo:break-before="auto" style:column-width="5.75733333333333cm"/>
    </style:style>
    <style:style style:name="co15" style:family="table-column">
      <style:table-column-properties fo:break-before="auto" style:column-width="8.17033333333333cm"/>
    </style:style>
    <style:style style:name="co16" style:family="table-column">
      <style:table-column-properties fo:break-before="auto" style:column-width="7.70466666666667cm"/>
    </style:style>
    <style:style style:name="co17" style:family="table-column">
      <style:table-column-properties fo:break-before="auto" style:column-width="1.56633333333333cm"/>
    </style:style>
    <style:style style:name="co18" style:family="table-column">
      <style:table-column-properties fo:break-before="auto" style:column-width="4.0851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43.2pt" style:use-optimal-row-height="false" fo:break-before="auto"/>
    </style:style>
    <style:style style:name="ro4" style:family="table-row">
      <style:table-row-properties style:row-height="33.6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9.4pt" style:use-optimal-row-height="false" fo:break-before="auto"/>
    </style:style>
    <style:style style:name="ro7" style:family="table-row">
      <style:table-row-properties style:row-height="28.8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ro13" style:family="table-row">
      <style:table-row-properties style:row-height="17.4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30.6pt" style:use-optimal-row-height="false" fo:break-before="auto"/>
    </style:style>
    <style:style style:name="ro16" style:family="table-row">
      <style:table-row-properties style:row-height="31.2pt" style:use-optimal-row-height="false" fo:break-before="auto"/>
    </style:style>
    <style:style style:name="ro17" style:family="table-row">
      <style:table-row-properties style:row-height="19.2pt" style:use-optimal-row-height="false" fo:break-before="auto"/>
    </style:style>
    <style:style style:name="ro18" style:family="table-row">
      <style:table-row-properties style:row-height="19.8pt" style:use-optimal-row-height="false" fo:break-before="auto"/>
    </style:style>
    <style:style style:name="ro19" style:family="table-row">
      <style:table-row-properties style:row-height="15pt" style:use-optimal-row-height="false" fo:break-before="auto"/>
    </style:style>
    <style:style style:name="ro20" style:family="table-row">
      <style:table-row-properties style:row-height="27.7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Часть_1__Чек-лист_на_вёрстку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37">
            <text:p>Чек-лист и результаты выполнения тестов: тестирование вёрстки сайта</text:p>
          </table:table-cell>
          <table:covered-table-cell table:number-columns-repeated="4"/>
          <table:table-cell table:number-columns-repeated="4" table:style-name="ce8"/>
          <table:table-cell table:style-name="ce9"/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9"/>
          <table:table-cell table:number-columns-repeated="16374"/>
        </table:table-row>
        <table:table-row table:style-name="ro2">
          <table:table-cell office:value-type="string" table:style-name="ce10">
            <text:p>№</text:p>
          </table:table-cell>
          <table:table-cell office:value-type="string" table:style-name="ce10">
            <text:p>Описание проверки</text:p>
          </table:table-cell>
          <table:table-cell office:value-type="string" table:style-name="ce11">
            <text:p>Статус Окружение 1</text:p>
            <text:p>Яндес.браузер</text:p>
            <text:p>800x600</text:p>
          </table:table-cell>
          <table:table-cell office:value-type="string" table:style-name="ce11">
            <text:p>Статус Окружение 2</text:p>
            <text:p>Firefox</text:p>
            <text:p>1920x1080</text:p>
          </table:table-cell>
          <table:table-cell office:value-type="string" table:style-name="ce10">
            <text:p>Ссылка на баг-репорт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string" table:style-name="ce13">
            <text:p>Если приложение предлагает тип транспорта «Каршеринг» в режиме «Оптимальный» подсвечивается тип транспорта "каршеринг", под типом транспорта имеется информация о стоимости и продолжительности поездки, кнопка "Забронировать" цветом background: #007EFF;</text:p>
            <text:p>, иконка синего автомобиля справа от информации о поездки и кнопки "Забронировать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14"/>
          <table:table-cell table:number-columns-repeated="16379" table:style-name="ce1"/>
        </table:table-row>
        <table:table-row table:style-name="ro3">
          <table:table-cell office:value-type="float" office:value="2" table:style-name="ce15">
            <text:p>2</text:p>
          </table:table-cell>
          <table:table-cell office:value-type="string" table:style-name="ce16">
            <text:p>Если приложение предлагает тип транспорта «Каршеринг» в режиме «Быстрый» подсвечивается тип транспорта "каршеринг", под типом транспорта имеется информация о стоимости и продолжительности поездки, "Забронировать" цветом background: #007EFF;</text:p>
            <text:p>, иконка синего автомобиля справа от информации о поездки и кнопки "Забронировать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4">
          <table:table-cell office:value-type="float" office:value="3" table:style-name="ce15">
            <text:p>3</text:p>
          </table:table-cell>
          <table:table-cell office:value-type="string" table:style-name="ce17">
            <text:p>Если в режиме "Свой" выбран тип транспорта "Каршеринг" под типом транспорта имеется информация о стоимости и продолжительности поездки, кнопка "Забронировать" цветом background: #007EFF;, иконка синего автомобиля справа от информации о поездки и кнопки "Забронировать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5">
          <table:table-cell office:value-type="float" office:value="4" table:style-name="ce15">
            <text:p>4</text:p>
          </table:table-cell>
          <table:table-cell office:value-type="string" table:style-name="ce18">
            <text:p>Стартовое состояние формы бронирования - выбран тариф Повседневный, поля «Добавить права» и «Способ оплаты» пустые,выпадающий список "Требования к заказу" свёрну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9">
            <text:p>В верхнем левом углу формы бранирования над элементами тарифа находится иконка со стрелкой влево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9">
            <text:p>Для выбора доступно три тарифа: Повседневный, Походный, Роскошн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9">
            <text:p>Каждый элемент тарифа каршеринга состоит из иконки автомобиля, названия тарифа, цены расположенных в вертикальном порядке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9">
            <text:p>Выбранный тариф каршеринга подсвечивается серым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20">
            <text:p>Текст элемента невыбранного тарифа становится серым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20">
            <text:p>Текст элемента выбранного тарифа становится чёрным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20">
            <text:p>Под выбранным тарифом расположен блок с его деталями и информацией о ближайшей машине в вертикальном порядке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9">
            <text:p>Блок с деталями тарифа заключен в серую тонкую рамку со сглаженными краями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9">
            <text:p>Текст в блоке с деталями тарифов для марки автомобиля и описания тарифа чёрн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 table:style-name="ce1"/>
        </table:table-row>
        <table:table-row table:style-name="ro6">
          <table:table-cell office:value-type="float" office:value="14" table:style-name="ce15">
            <text:p>14</text:p>
          </table:table-cell>
          <table:table-cell office:value-type="string" table:style-name="ce19">
            <text:p>Текст в блоке с деталями тарифов для времени в пути от пункта «Откуда» до машины, времени бесплатного ожидания, дополнительных параметров сер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9">
            <text:p>Для тарифа "Повседневный" информация о тарифе следующая Марка "BMW 750", Описание тарифа "Просто по делам,ничего лишнего", время в пути от пункта «Откуда» до машины, время бесплатного ожидания, изображение машины (стилизованое изображение машины серого цвета), дополнительные параметры "Видеорегистратор, зарядка для телефона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float" office:value="16" table:style-name="ce15">
            <text:p>16</text:p>
          </table:table-cell>
          <table:table-cell office:value-type="string" table:style-name="ce19">
            <text:p>Для тарифа "Походный" информация о тарифе следующая Марка "Kia Rio, Описание тарифа "Для путешествий", время в пути от пункта «Откуда» до машины, время бесплатного ожидания, изображение машины (стилизованое изображение машины бирюзового цвета), дополнительные параметры "Bluetooth-двери, походное снаряжение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8">
          <table:table-cell office:value-type="float" office:value="17" table:style-name="ce15">
            <text:p>17</text:p>
          </table:table-cell>
          <table:table-cell office:value-type="string" table:style-name="ce19">
            <text:p>Для тарифа "Роскошный информация о тарифе следующая Марка "Porsche 911", Описание тарифа "Блеск, мощь, глянец", время в пути от пункта «Откуда» до машины, время бесплатного ожидания, изображение машины (стилизованое изображение машины ярко зелёного цвета), дополнительные параметры "светомузыка, напитки для гостей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5"/>
          <table:table-cell office:value-type="string" table:style-name="ce19">
            <text:p>Появление на карте <text:s/>иконок свободных машин при любом выбранном тарифе каршеринг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5"/>
          <table:table-cell office:value-type="string" table:style-name="ce19">
            <text:p>Иконки свободных машин отображается на карте в виде синих машин с видом сверху</text:p>
          </table:table-cell>
          <table:table-cell office:value-type="string" table:style-name="ce2">
            <text:p>PASSED</text:p>
          </table:table-cell>
          <table:table-cell office:value-type="string" table:style-name="ce21">
            <text:p>FAILED</text:p>
          </table:table-cell>
          <table:table-cell office:value-type="string" table:style-name="ce22">
            <text:p><text:a xlink:href="https://tracker.yandex.ru/BUG-236252">https://tracker.yandex.ru/BUG-236252</text:a></text:p>
          </table:table-cell>
          <table:table-cell table:number-columns-repeated="16379"/>
        </table:table-row>
        <table:table-row table:style-name="ro9">
          <table:table-cell table:style-name="ce15"/>
          <table:table-cell office:value-type="string" table:style-name="ce19">
            <text:p>Отсутствие иконок свободных машин на карте если каршеринг не выбран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5">
          <table:table-cell office:value-type="float" office:value="18" table:style-name="ce15">
            <text:p>18</text:p>
          </table:table-cell>
          <table:table-cell office:value-type="string" table:style-name="ce19">
            <text:p>При выбранном тарифе каршеринга на карте иконка ближайшей машины увеличивается, над ней появляется чёрная плашка с маркой машины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3">
            <text:p><text:a xlink:href="https://tracker.yandex.ru/BUG-235587">https://tracker.yandex.ru/BUG-235587</text:a></text:p>
          </table:table-cell>
          <table:table-cell table:number-columns-repeated="16379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string" table:style-name="ce19">
            <text:p>При выбранном тарифе каршеринга другие свободные машины отображаются на карте в виде иконок.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0">
          <table:table-cell office:value-type="float" office:value="20" table:style-name="ce15">
            <text:p>20</text:p>
          </table:table-cell>
          <table:table-cell office:value-type="string" table:style-name="ce19">
            <text:p>Когда пользователь нажимает на иконку свободной машине на карте при любом выбранном тарифе каршеринга,иконка увеличивается, над ней появляется чёрная плашка с маркой, а на левой панели — обновлённая информация о машине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3">
            <text:p><text:a xlink:href="https://tracker.yandex.ru/BUG-235597">https://tracker.yandex.ru/BUG-235597</text:a></text:p>
          </table:table-cell>
          <table:table-cell table:number-columns-repeated="16379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string" table:style-name="ce25">
            <text:p>Поле "Добавить права" заключено в серую тонкую рамку со сглаженными краями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25">
            <text:p>В поле "Добавить права" имеется серый текс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25">
            <text:p>В поле "Добавить права" есть текст "Добавить права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25">
            <text:p>Текст "Добавить права" выровнен относительно левого края поля "Добавить права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25">
            <text:p>Поле "Добавить права" имеет икону в виде стрелки,обращённую в сторону карты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6">
            <text:p><text:a xlink:href="https://tracker.yandex.ru/BUG-235603">https://tracker.yandex.ru/BUG-235603</text:a></text:p>
          </table:table-cell>
          <table:table-cell table:number-columns-repeated="16379"/>
        </table:table-row>
        <table:table-row table:style-name="ro1">
          <table:table-cell office:value-type="float" office:value="26" table:style-name="ce15">
            <text:p>26</text:p>
          </table:table-cell>
          <table:table-cell office:value-type="string" table:style-name="ce25">
            <text:p>Когда пользователь нажимает на поле "Добавить права", появляется окно «Добавление прав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15"/>
          <table:table-cell office:value-type="string" table:style-name="ce25">
            <text:p>Элементы от других обьектов Яндекс.маршрутов не расположены поверх окна "Добавление прав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25">
            <text:p>Весь текст в поле "Добавление прав" чёрного цвета за исключением кнопок и текста плесхолдеров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8" table:style-name="ce15">
            <text:p>28</text:p>
          </table:table-cell>
          <table:table-cell office:value-type="string" table:style-name="ce25">
            <text:p>Текст плейсхолдера полей ввода данных в окне "Добавление прав" имеет цвет background: #9E9B98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string" table:style-name="ce25">
            <text:p>Текст "Добавление прав" в поле "Добавление прав" выровнен по центру и расположен сверху пол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0" table:style-name="ce15">
            <text:p>30</text:p>
          </table:table-cell>
          <table:table-cell office:value-type="string" table:style-name="ce25">
            <text:p>Поля ввода данных "Имя","Фамилия","Дата рождения", "Номер" находятся в поле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1" table:style-name="ce15">
            <text:p>31</text:p>
          </table:table-cell>
          <table:table-cell office:value-type="string" table:style-name="ce25">
            <text:p>Поле в которой расположены поля ввода данных имеет цвет #FFF2C2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2" table:style-name="ce15">
            <text:p>32</text:p>
          </table:table-cell>
          <table:table-cell office:value-type="string" table:style-name="ce25">
            <text:p>Все поля ввода данных в окне "Добавление прав" имеют одинаковый цве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3" table:style-name="ce15">
            <text:p>33</text:p>
          </table:table-cell>
          <table:table-cell office:value-type="string" table:style-name="ce25">
            <text:p>Цвет полей ввода данных в окне "Добавление прав <text:s text:c="2"/>#85C9D2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4" table:style-name="ce15">
            <text:p>34</text:p>
          </table:table-cell>
          <table:table-cell office:value-type="string" table:style-name="ce25">
            <text:p>В поле "Добавление прав" имеется Поле ввода "Имя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5" table:style-name="ce15">
            <text:p>35</text:p>
          </table:table-cell>
          <table:table-cell office:value-type="string" table:style-name="ce25">
            <text:p>В поле ввода "Имя" имеется плейсхолдер "Владимир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6" table:style-name="ce15">
            <text:p>36</text:p>
          </table:table-cell>
          <table:table-cell office:value-type="string" table:style-name="ce25">
            <text:p>В поле "Добавление прав" имеется Поле ввода "Фамилия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7" table:style-name="ce15">
            <text:p>37</text:p>
          </table:table-cell>
          <table:table-cell office:value-type="string" table:style-name="ce25">
            <text:p>В поле ввода "Фамилия" имеется плейсхолдер "Набоков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8" table:style-name="ce15">
            <text:p>38</text:p>
          </table:table-cell>
          <table:table-cell office:value-type="string" table:style-name="ce25">
            <text:p>В поле "Добавление прав" имеется Поле ввода "дата рождения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39" table:style-name="ce15">
            <text:p>39</text:p>
          </table:table-cell>
          <table:table-cell office:value-type="string" table:style-name="ce25">
            <text:p>В поле ввода "дата рождения" имеется плейсхолдер "22.04.1889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0" table:style-name="ce15">
            <text:p>40</text:p>
          </table:table-cell>
          <table:table-cell office:value-type="string" table:style-name="ce25">
            <text:p>В поле "Добавление прав" имеется Поле ввода "номер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1" table:style-name="ce15">
            <text:p>41</text:p>
          </table:table-cell>
          <table:table-cell office:value-type="string" table:style-name="ce25">
            <text:p>В поле ввода "номер" имеется плейсхолдер "01 01 00001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2" table:style-name="ce15">
            <text:p>42</text:p>
          </table:table-cell>
          <table:table-cell office:value-type="string" table:style-name="ce25">
            <text:p>Поля ввода данных в форме "Добавление прав" выровнены по центру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3" table:style-name="ce15">
            <text:p>43</text:p>
          </table:table-cell>
          <table:table-cell office:value-type="string" table:style-name="ce25">
            <text:p>Текст в форме над полями ввода данных выровнен по левому краю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4" table:style-name="ce15">
            <text:p>44</text:p>
          </table:table-cell>
          <table:table-cell office:value-type="string" table:style-name="ce25">
            <text:p>Введённые данные в поля ввода данных в поле "Добавить права" не касаются границ пол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5" table:style-name="ce15">
            <text:p>45</text:p>
          </table:table-cell>
          <table:table-cell office:value-type="string" table:style-name="ce25">
            <text:p>По умолчанию поле «Добавить права» не заполнено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6" table:style-name="ce15">
            <text:p>46</text:p>
          </table:table-cell>
          <table:table-cell office:value-type="string" table:style-name="ce25">
            <text:p>Текст, который вводит пользователь, чёрного цвет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47" table:style-name="ce15">
            <text:p>47</text:p>
          </table:table-cell>
          <table:table-cell office:value-type="string" table:style-name="ce25">
            <text:p>Внизу поля "Добавление прав" 2 кнопки - добавить и отмен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7">
          <table:table-cell office:value-type="float" office:value="48" table:style-name="ce15">
            <text:p>48</text:p>
          </table:table-cell>
          <table:table-cell office:value-type="string" table:style-name="ce25">
            <text:p>Если поля ввода данных в поле "Добавление прав" не заполнены кнопка "Добавить" имеет цвет фона background: #D9D9D9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1">
          <table:table-cell office:value-type="float" office:value="49" table:style-name="ce15">
            <text:p>49</text:p>
          </table:table-cell>
          <table:table-cell office:value-type="string" table:style-name="ce25">
            <text:p>Если поля ввода данных в поле "Добавление прав" не заполнены кнопка "Отмена" имеет цвет фона background: #007EFF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1">
          <table:table-cell office:value-type="float" office:value="50" table:style-name="ce15">
            <text:p>50</text:p>
          </table:table-cell>
          <table:table-cell office:value-type="string" table:style-name="ce25">
            <text:p>Если поля ввода данных в поле "Добавление прав" заполнены не корректно кнопка "Добавить" имеет цвет фона background: #D9D9D9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6">
          <table:table-cell office:value-type="float" office:value="51" table:style-name="ce15">
            <text:p>51</text:p>
          </table:table-cell>
          <table:table-cell office:value-type="string" table:style-name="ce25">
            <text:p>Если поля ввода данных в поле "Добавление прав" заполнены не корректно кнопка "Отмена" имеет цвет фона background: #007EFF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0">
          <table:table-cell office:value-type="float" office:value="52" table:style-name="ce15">
            <text:p>52</text:p>
          </table:table-cell>
          <table:table-cell office:value-type="string" table:style-name="ce25">
            <text:p>Если поля ввода данных в поле "Добавление прав" заполнены корректно кнопка "Добавить" имеет цвет фона background: #007EFF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2">
          <table:table-cell office:value-type="float" office:value="53" table:style-name="ce15">
            <text:p>53</text:p>
          </table:table-cell>
          <table:table-cell office:value-type="string" table:style-name="ce25">
            <text:p>Если поля ввода данных в поле "Добавление прав" заполнены корректно кнопка "Отмена" имеет цвет фона background: #007EFF;</text:p>
            <text:p>с текстом background: #FFFFF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7">
          <table:table-cell office:value-type="float" office:value="54" table:style-name="ce15">
            <text:p>54</text:p>
          </table:table-cell>
          <table:table-cell office:value-type="string" table:style-name="ce25">
            <text:p>Когда пользователь внёс все данные и нажал кнопку "Добавить", появляется сообщение: «Спасибо! Документы отправлены на проверку. Скоро расскажем о результатах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15"/>
          <table:table-cell office:value-type="string" table:style-name="ce25">
            <text:p>Сообщение: «Спасибо! Документы отправлены на проверку. Скоро расскажем о результатах» содержит кнопку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15"/>
          <table:table-cell office:value-type="string" table:style-name="ce25">
            <text:p>Кнопка в сообщении: «Спасибо! Документы отправлены на проверку. Скоро расскажем о результатах» называется "Понятно"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6">
            <text:p><text:a xlink:href="https://tracker.yandex.ru/BUG-235613">https://tracker.yandex.ru/BUG-235613</text:a>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5">
            <text:p>Кнопка в сообщении: «Спасибо! Документы отправлены на проверку. Скоро расскажем о результатах» имеет синий цве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8">
          <table:table-cell office:value-type="float" office:value="56" table:style-name="ce15">
            <text:p>56</text:p>
          </table:table-cell>
          <table:table-cell office:value-type="string" table:style-name="ce25">
            <text:p>Если документы прошли верификацию, рамка поля «Добавить права» подсвечивается зелёным, у правого края внутри поля появляется зелёная галочка.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6">
            <text:p><text:a xlink:href="https://tracker.yandex.ru/BUG-235621">https://tracker.yandex.ru/BUG-235621</text:a></text:p>
          </table:table-cell>
          <table:table-cell table:number-columns-repeated="16379"/>
        </table:table-row>
        <table:table-row table:style-name="ro13">
          <table:table-cell table:style-name="ce15"/>
          <table:table-cell office:value-type="string" table:style-name="ce25">
            <text:p>Если документы прошли верификацию текст "Добавить права" в поле "добавить права" заменяется на "Права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24"/>
          <table:table-cell table:number-columns-repeated="16379"/>
        </table:table-row>
        <table:table-row table:style-name="ro10">
          <table:table-cell office:value-type="float" office:value="57" table:style-name="ce15">
            <text:p>57</text:p>
          </table:table-cell>
          <table:table-cell office:value-type="string" table:style-name="ce25">
            <text:p>Если документы не прошли верификацию, рамка поля «Добавить права» подсвечивается красным, у правого края внутри поля появляется красный крестик.</text:p>
          </table:table-cell>
          <table:table-cell office:value-type="string" table:style-name="ce27">
            <text:p>SKIPPED</text:p>
          </table:table-cell>
          <table:table-cell office:value-type="string" table:style-name="ce27">
            <text:p>SKIPPED</text:p>
          </table:table-cell>
          <table:table-cell table:style-name="ce24"/>
          <table:table-cell table:number-columns-repeated="16379"/>
        </table:table-row>
        <table:table-row table:style-name="ro14">
          <table:table-cell office:value-type="float" office:value="58" table:style-name="ce15">
            <text:p>58</text:p>
          </table:table-cell>
          <table:table-cell office:value-type="string" table:style-name="ce25">
            <text:p>Если нажать на поле «Добавить права», снова откроется форма «Добавление прав». Над формой — текст сообщения: «Ваши документы не прошли верификацию. Попробуйте ещё раз».</text:p>
          </table:table-cell>
          <table:table-cell office:value-type="string" table:style-name="ce27">
            <text:p>SKIPPED</text:p>
          </table:table-cell>
          <table:table-cell office:value-type="string" table:style-name="ce27">
            <text:p>SKIPPED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float" office:value="59" table:style-name="ce15">
            <text:p>59</text:p>
          </table:table-cell>
          <table:table-cell office:value-type="string" table:style-name="ce28">
            <text:p>в поле "Добавление прав" в правом верхнем углу есть иконка закрытия пол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0" table:style-name="ce15">
            <text:p>60</text:p>
          </table:table-cell>
          <table:table-cell office:value-type="string" table:style-name="ce29">
            <text:p>Поле "Способ оплаты" заключено в серую тонкую рамку со сглаженными краями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" table:style-name="ce15">
            <text:p>61</text:p>
          </table:table-cell>
          <table:table-cell office:value-type="string" table:style-name="ce29">
            <text:p>В поле "Способ оплаты" текст "способ оплаты" чёрный , а текст "добавить" сер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2" table:style-name="ce15">
            <text:p>62</text:p>
          </table:table-cell>
          <table:table-cell office:value-type="string" table:style-name="ce29">
            <text:p>В поле "Способ оплаты" <text:s/>текст "карта" сер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3" table:style-name="ce15">
            <text:p>63</text:p>
          </table:table-cell>
          <table:table-cell office:value-type="string" table:style-name="ce29">
            <text:p>В поле "Способ оплаты" есть текст "Способ оплаты" и "Добавить", иконка банковской карты и иконка в виде стрелки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4" table:style-name="ce15">
            <text:p>64</text:p>
          </table:table-cell>
          <table:table-cell office:value-type="string" table:style-name="ce29">
            <text:p>Текст "Способ оплаты" выровнен относительно левого края поля "Способ опла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5" table:style-name="ce15">
            <text:p>65</text:p>
          </table:table-cell>
          <table:table-cell office:value-type="string" table:style-name="ce29">
            <text:p>В поле "Способ оплаты" <text:s/>текст "Добавить", иконка банковской карты и иконка в виде стрелки расположены в горизонтальном положении и идут друг за другом слева на право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6" table:style-name="ce15">
            <text:p>66</text:p>
          </table:table-cell>
          <table:table-cell office:value-type="string" table:style-name="ce29">
            <text:p>В поле "Способ оплаты" <text:s/>текст "Добавить", иконка банковской карты и иконка в виде стрелки выровнены относительно правого края поля "Способ опла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7" table:style-name="ce15">
            <text:p>67</text:p>
          </table:table-cell>
          <table:table-cell office:value-type="string" table:style-name="ce29">
            <text:p>Если нажать на поле "Способ оплаты" появиться окно "Способ оплаты" с пунктом "Добавить карту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5"/>
          <table:table-cell office:value-type="string" table:style-name="ce29">
            <text:p>Элементы от других обьектов Яндекс.маршрутов не расположены поверх окна "Способ оплаты"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1">
          <table:table-cell office:value-type="float" office:value="68" table:style-name="ce15">
            <text:p>68</text:p>
          </table:table-cell>
          <table:table-cell office:value-type="string" table:style-name="ce29">
            <text:p>В верхнем правом углу окна "Способ оплаты" есть иконка закрытия окна в виде крестик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9" table:style-name="ce15">
            <text:p>69</text:p>
          </table:table-cell>
          <table:table-cell office:value-type="string" table:style-name="ce29">
            <text:p>В окне "Способ оплаты" имеется заголовок с текстом "Способ оплаты" , иконка банковской карты, текст "Добавить карту", значёк плюс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float" office:value="70" table:style-name="ce15">
            <text:p>70</text:p>
          </table:table-cell>
          <table:table-cell office:value-type="string" table:style-name="ce29">
            <text:p>заголовок с текстом "Способ оплаты" находится выше иконки банковской карты, текста "Добавить карту", значка плюса и отделён от них тонкой горизонтальной серой линие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1" table:style-name="ce15">
            <text:p>71</text:p>
          </table:table-cell>
          <table:table-cell office:value-type="string" table:style-name="ce29">
            <text:p>Заголовок с текстом "Способ оплаты" выровнен по центру относительно вертикальных сторон окна "Способ опла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float" office:value="72" table:style-name="ce15">
            <text:p>72</text:p>
          </table:table-cell>
          <table:table-cell office:value-type="string" table:style-name="ce29">
            <text:p>иконка банковской карты, текст "Добавить карту" и значёк плюся находятся на одном уровне, расположены горизонтально и идут друг за другом слева на право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3" table:style-name="ce15">
            <text:p>73</text:p>
          </table:table-cell>
          <table:table-cell office:value-type="string" table:style-name="ce29">
            <text:p>иконка банковской карты, текст "Добавить карту" выровнен по левому края окна "Способ опла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4" table:style-name="ce15">
            <text:p>74</text:p>
          </table:table-cell>
          <table:table-cell office:value-type="string" table:style-name="ce29">
            <text:p>Значёк плюса выровнен относительно правого края окна "Способ опла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5" table:style-name="ce15">
            <text:p>75</text:p>
          </table:table-cell>
          <table:table-cell office:value-type="string" table:style-name="ce29">
            <text:p>Если нажать на "Добавить карту" в окне "Способ оплаты" то откроется окно "Добавление кар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5"/>
          <table:table-cell office:value-type="string" table:style-name="ce29">
            <text:p>Элементы от других обьектов Яндекс.маршрутов не расположены поверх окна "Добавление кар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6" table:style-name="ce15">
            <text:p>76</text:p>
          </table:table-cell>
          <table:table-cell office:value-type="string" table:style-name="ce29">
            <text:p>Текст "Добавление карты" в окне "Добавление карты" выровнен по центру и расположен сверху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7" table:style-name="ce15">
            <text:p>77</text:p>
          </table:table-cell>
          <table:table-cell office:value-type="string" table:style-name="ce29">
            <text:p>Весь текст в окне "Добавление карты" чёрного цвета за исключением кнопок и текста плейсхолдеров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8" table:style-name="ce15">
            <text:p>78</text:p>
          </table:table-cell>
          <table:table-cell office:value-type="string" table:style-name="ce29">
            <text:p>Текст плейсхолдера полей ввода данных в окне "Добавление карты" имеет цвет background: #9E9B98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9" table:style-name="ce15">
            <text:p>79</text:p>
          </table:table-cell>
          <table:table-cell office:value-type="string" table:style-name="ce29">
            <text:p>В окне "Добавление карты" имеется длинное поле ввода данных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0" table:style-name="ce15">
            <text:p>80</text:p>
          </table:table-cell>
          <table:table-cell office:value-type="string" table:style-name="ce29">
            <text:p>В длинном поле ввода данных имеется плейсхолдер "1234 0000 4321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" table:style-name="ce15">
            <text:p>81</text:p>
          </table:table-cell>
          <table:table-cell office:value-type="string" table:style-name="ce29">
            <text:p>В окне "Добавление карты" имеется короткие поле ввода данных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2" table:style-name="ce15">
            <text:p>82</text:p>
          </table:table-cell>
          <table:table-cell office:value-type="string" table:style-name="ce29">
            <text:p>В коротком поле ввода данных имеется плейсхолдер "1234 0000 4321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3" table:style-name="ce15">
            <text:p>83</text:p>
          </table:table-cell>
          <table:table-cell office:value-type="string" table:style-name="ce29">
            <text:p>Длинное поле ввода имеет цвет background: #85D2BF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4" table:style-name="ce15">
            <text:p>84</text:p>
          </table:table-cell>
          <table:table-cell office:value-type="string" table:style-name="ce29">
            <text:p>Короткое поле ввода имеет цвет background: #85C9D2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5" table:style-name="ce15">
            <text:p>85</text:p>
          </table:table-cell>
          <table:table-cell office:value-type="string" table:style-name="ce29">
            <text:p>Длинное и короткое поле ввода данных находятся в поле со сглаженными краями с цветом background: #FFC2C2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6" table:style-name="ce15">
            <text:p>86</text:p>
          </table:table-cell>
          <table:table-cell office:value-type="string" table:style-name="ce29">
            <text:p>Длинное поле ввода расположено сверху и посередине поля с цветом background: #FFC2C2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7" table:style-name="ce15">
            <text:p>87</text:p>
          </table:table-cell>
          <table:table-cell office:value-type="string" table:style-name="ce29">
            <text:p>Короткое поле ввода расположено с правого края поля с цветом background: #FFC2C2;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8" table:style-name="ce15">
            <text:p>88</text:p>
          </table:table-cell>
          <table:table-cell office:value-type="string" table:style-name="ce29">
            <text:p>Длинное поле ввода расположено выше короткого поля ввод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9" table:style-name="ce15">
            <text:p>89</text:p>
          </table:table-cell>
          <table:table-cell office:value-type="string" table:style-name="ce29">
            <text:p>Текст над полями ввода данных выровнен относительно их <text:s/>левого кра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0" table:style-name="ce15">
            <text:p>90</text:p>
          </table:table-cell>
          <table:table-cell office:value-type="string" table:style-name="ce29">
            <text:p>в поле "Добавление карты" в правом верхнем углу есть иконка закрытия пол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1" table:style-name="ce15">
            <text:p>91</text:p>
          </table:table-cell>
          <table:table-cell office:value-type="string" table:style-name="ce29">
            <text:p>В нижнем правом углу окна "Добавление карты" имеются кнопки "Привязать" и "Отмена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5">
          <table:table-cell office:value-type="float" office:value="92" table:style-name="ce15">
            <text:p>92</text:p>
          </table:table-cell>
          <table:table-cell office:value-type="string" table:style-name="ce29">
            <text:p>Если поля ввода данных в окне "Добавление карты" не заполнены или заполнены не корректно кнопка "Привязать" серая с белым текстом, "Отмена" - синяя с белым текстом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float" office:value="93" table:style-name="ce15">
            <text:p>93</text:p>
          </table:table-cell>
          <table:table-cell office:value-type="string" table:style-name="ce29">
            <text:p>Если поля ввода данных в окне "Добавление карты" заполнены корректно кнопка "Привязать" синяя с белым текстом, "Отмена" синяя с белым текстом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4" table:style-name="ce15">
            <text:p>94</text:p>
          </table:table-cell>
          <table:table-cell office:value-type="string" table:style-name="ce29">
            <text:p>Если все данные в окне "Добавление карты" заполнены коректно появляется окно "Способ оплаты" с галочкой справа напротив привязанной карты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5" table:style-name="ce15">
            <text:p>95</text:p>
          </table:table-cell>
          <table:table-cell office:value-type="string" table:style-name="ce29">
            <text:p>Ниже добавленной карты в окне "Способ оплаты" есть пункт "Добавить карту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6" table:style-name="ce15">
            <text:p>96</text:p>
          </table:table-cell>
          <table:table-cell office:value-type="string" table:style-name="ce29">
            <text:p>Если пользователь привязал банковскую карту,в поле "Способ оплаты" вместо слова «Добавить» стоит слово Карта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7" table:style-name="ce15">
            <text:p>97</text:p>
          </table:table-cell>
          <table:table-cell office:value-type="string" table:style-name="ce29">
            <text:p>Если пользователь привязал банковскую карту,в поле "Способ оплаты" все элементы кроме текста «Добавить» не изменяютс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8" table:style-name="ce15">
            <text:p>98</text:p>
          </table:table-cell>
          <table:table-cell office:value-type="string" table:style-name="ce29">
            <text:p>Если пользователь привязал несколько банковских карт,в поле "Способ оплаты" вместо текста «Добавить» стоит Карта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9" table:style-name="ce15">
            <text:p>99</text:p>
          </table:table-cell>
          <table:table-cell office:value-type="string" table:style-name="ce30">
            <text:p>Если пользователь привязал несколько банковских карт,в поле "Способ оплаты" все элементы кроме текста «Добавить» не изменяютс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" table:style-name="ce15">
            <text:p>100</text:p>
          </table:table-cell>
          <table:table-cell office:value-type="string" table:style-name="ce31">
            <text:p>Панель «Требования к заказу» это выпадающий список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5"/>
          <table:table-cell office:value-type="string" table:style-name="ce31">
            <text:p>Элементы от других обьектов Яндекс.маршрутов не расположены поверх панели "Требования к заказу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1" table:style-name="ce15">
            <text:p>101</text:p>
          </table:table-cell>
          <table:table-cell office:value-type="string" table:style-name="ce31">
            <text:p>Цвет фона панели "Требования к заказу" #f4f5f8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2" table:style-name="ce15">
            <text:p>102</text:p>
          </table:table-cell>
          <table:table-cell office:value-type="string" table:style-name="ce31">
            <text:p>Панель «Требования к заказу» имеет скруглённые кра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3" table:style-name="ce15">
            <text:p>103</text:p>
          </table:table-cell>
          <table:table-cell office:value-type="string" table:style-name="ce31">
            <text:p>Содержимое панели "Требования к заказу" отделено друг от друга горизонтальными серыми тонкими линиями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4" table:style-name="ce15">
            <text:p>104</text:p>
          </table:table-cell>
          <table:table-cell office:value-type="string" table:style-name="ce31">
            <text:p>Текст "Требования к заказу" <text:s/>сер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5" table:style-name="ce15">
            <text:p>105</text:p>
          </table:table-cell>
          <table:table-cell office:value-type="string" table:style-name="ce31">
            <text:p>Текст содержимого панели "Требования к заказу" чёрный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6" table:style-name="ce15">
            <text:p>106</text:p>
          </table:table-cell>
          <table:table-cell office:value-type="string" table:style-name="ce31">
            <text:p>Текст "Требования к заказу" выровнен по левому краю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7" table:style-name="ce15">
            <text:p>107</text:p>
          </table:table-cell>
          <table:table-cell office:value-type="string" table:style-name="ce31">
            <text:p>Текст содержимого панели "Требования к заказу" выровнен по левому краю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8" table:style-name="ce15">
            <text:p>108</text:p>
          </table:table-cell>
          <table:table-cell office:value-type="string" table:style-name="ce31">
            <text:p>Чекбокс,гиперссылка,счётчик,радиокнопка панели "Требования к заказу" выровнены по правому краю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9" table:style-name="ce15">
            <text:p>109</text:p>
          </table:table-cell>
          <table:table-cell office:value-type="string" table:style-name="ce31">
            <text:p>Выпадающий список свёрнут, если выбран тариф по умолчанию — «Повседневный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10" table:style-name="ce15">
            <text:p>110</text:p>
          </table:table-cell>
          <table:table-cell office:value-type="string" table:style-name="ce31">
            <text:p>Если пользователь выбирает другой тариф каршеринга, список Требования к заказу» автоматически раскрываетс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11" table:style-name="ce15">
            <text:p>111</text:p>
          </table:table-cell>
          <table:table-cell office:value-type="string" table:style-name="ce31">
            <text:p>Если вернуться к тарифу «Повседневный», панель «Требования к заказу» свернётся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1">
          <table:table-cell office:value-type="float" office:value="112" table:style-name="ce15">
            <text:p>112</text:p>
          </table:table-cell>
          <table:table-cell office:value-type="string" table:style-name="ce31">
            <text:p>Если выбран тариф "повседневный" в панели «Требования к заказу» есть чекбокс "зарядка для телефона" и Кнопка/гиперссылка "Светомузыка Доступно в тарифе «Роскошный»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6">
          <table:table-cell office:value-type="float" office:value="113" table:style-name="ce15">
            <text:p>113</text:p>
          </table:table-cell>
          <table:table-cell office:value-type="string" table:style-name="ce31">
            <text:p>Если выбран тариф "Походный" в панели «Требования к заказу» есть счётчик "Спрей от комаров", счётчик "Спальник" и кнопка/гиперссылка "Светомузыка Доступно в тарифе «Роскошный»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7">
          <table:table-cell office:value-type="float" office:value="114" table:style-name="ce15">
            <text:p>114</text:p>
          </table:table-cell>
          <table:table-cell office:value-type="string" table:style-name="ce31">
            <text:p>Если выбран тариф "Роскошный" в панели «Требования к заказу» есть чекбокс "Светомузыка", радиокнопка "Развлечься 1. Шампанское для пассажиров 2. Вино для пассажиров" и счётчик "Очки для крутоты"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15" table:style-name="ce15">
            <text:p>115</text:p>
          </table:table-cell>
          <table:table-cell office:value-type="string" table:style-name="ce32">
            <text:p>Кнопка "Забронировать" закреплена в левом нижнем углу экрана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7">
          <table:table-cell office:value-type="float" office:value="116" table:style-name="ce15">
            <text:p>116</text:p>
          </table:table-cell>
          <table:table-cell office:value-type="string" table:style-name="ce32">
            <text:p>Фон кнопки "Забронировать" имеет синий цве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18">
          <table:table-cell office:value-type="float" office:value="117" table:style-name="ce15">
            <text:p>117</text:p>
          </table:table-cell>
          <table:table-cell office:value-type="string" table:style-name="ce32">
            <text:p>Текст кнопки "Забронировать" имеет белый цвет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style-name="ro8">
          <table:table-cell office:value-type="float" office:value="124" table:style-name="ce33">
            <text:p>124</text:p>
          </table:table-cell>
          <table:table-cell office:value-type="string" table:style-name="ce32">
            <text:p>Внутри окна "Машина забронирована" —таймер, который отсчитывает время бесплатного ожидания, марка, номер, иконка,кнопка "Отменить" . адрес машины, а также стоимость поездки</text:p>
          </table:table-cell>
          <table:table-cell office:value-type="string" table:style-name="ce21">
            <text:p>FAILED</text:p>
          </table:table-cell>
          <table:table-cell office:value-type="string" table:style-name="ce21">
            <text:p>FAILED</text:p>
          </table:table-cell>
          <table:table-cell office:value-type="string" table:style-name="ce26">
            <text:p><text:a xlink:href="https://tracker.yandex.ru/BUG-235665">https://tracker.yandex.ru/BUG-235665</text:a></text:p>
          </table:table-cell>
          <table:table-cell table:number-columns-repeated="16379"/>
        </table:table-row>
        <table:table-row table:style-name="ro1">
          <table:table-cell office:value-type="float" office:value="125" table:style-name="ce33">
            <text:p>125</text:p>
          </table:table-cell>
          <table:table-cell office:value-type="string" table:style-name="ce32">
            <text:p>Элементы от других объектов Яндекс.маршрутов не расположены поверх окна "Машина забронирована"</text:p>
          </table:table-cell>
          <table:table-cell office:value-type="string" table:style-name="ce21">
            <text:p>FAILED</text:p>
          </table:table-cell>
          <table:table-cell office:value-type="string" table:style-name="ce2">
            <text:p>PASSED</text:p>
          </table:table-cell>
          <table:table-cell office:value-type="string" table:style-name="ce23">
            <text:p><text:a xlink:href="https://tracker.yandex.ru/BUG-236280">https://tracker.yandex.ru/BUG-236280</text:a></text:p>
          </table:table-cell>
          <table:table-cell table:number-columns-repeated="16379"/>
        </table:table-row>
        <table:table-row table:style-name="ro1">
          <table:table-cell office:value-type="float" office:value="128" table:style-name="ce33">
            <text:p>128</text:p>
          </table:table-cell>
          <table:table-cell office:value-type="string" table:style-name="ce32">
            <text:p>Окно с текстом "Вы уверены,что хотите отменить поездку?"имеет синюю кнопку "Да" и серую кнопку "Нет"</text:p>
          </table:table-cell>
          <table:table-cell office:value-type="string" table:style-name="ce34">
            <text:p>SKIPPED</text:p>
          </table:table-cell>
          <table:table-cell office:value-type="string" table:style-name="ce34">
            <text:p>SKIPPED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float" office:value="129" table:style-name="ce33">
            <text:p>129</text:p>
          </table:table-cell>
          <table:table-cell office:value-type="string" table:style-name="ce32">
            <text:p>Окно "Поездка отменена" имеет синюю кнопку "Принято"</text:p>
          </table:table-cell>
          <table:table-cell office:value-type="string" table:style-name="ce34">
            <text:p>SKIPPED</text:p>
          </table:table-cell>
          <table:table-cell office:value-type="string" table:style-name="ce34">
            <text:p>SKIPPED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float" office:value="130" table:style-name="ce33">
            <text:p>130</text:p>
          </table:table-cell>
          <table:table-cell office:value-type="string" table:style-name="ce32">
            <text:p>Таймер начинает отсчитывать время бесплатного ожидания, когда пользователь нажимает кнопку «Забронировать»</text:p>
          </table:table-cell>
          <table:table-cell office:value-type="string" table:style-name="ce2">
            <text:p>PASSED</text:p>
          </table:table-cell>
          <table:table-cell office:value-type="string" table:style-name="ce2">
            <text:p>PASSED</text:p>
          </table:table-cell>
          <table:table-cell table:style-name="ce3"/>
          <table:table-cell table:number-columns-repeated="16379"/>
        </table:table-row>
        <table:table-row table:number-rows-repeated="9" table:style-name="ro1">
          <table:table-cell table:style-name="ce1"/>
          <table:table-cell table:style-name="ce36"/>
          <table:table-cell table:number-columns-repeated="3" table:style-name="ce3"/>
          <table:table-cell table:number-columns-repeated="16379"/>
        </table:table-row>
        <table:table-row table:number-rows-repeated="15" table:style-name="ro1">
          <table:table-cell/>
          <table:table-cell table:style-name="ce36"/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number-rows-repeated="898" table:style-name="ro1">
          <table:table-cell table:number-columns-repeated="16384"/>
        </table:table-row>
        <table:table-row table:number-rows-repeated="1047518" table:style-name="ro19">
          <table:table-cell table:number-columns-repeated="16384"/>
        </table:table-row>
      </table:table>
      <table:table table:name="Часть_1__Чек-лист_Способ_оплаты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014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37">
            <text:p>Чек-лист и результаты выполнения тестов: тестирование окон «Способ оплаты» и «Добавление карты»</text:p>
          </table:table-cell>
          <table:covered-table-cell table:number-columns-repeated="3"/>
          <table:table-cell table:number-columns-repeated="5" table:style-name="ce3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0">
            <text:p>№</text:p>
          </table:table-cell>
          <table:table-cell office:value-type="string" table:style-name="ce10">
            <text:p>Описание проверки</text:p>
          </table:table-cell>
          <table:table-cell office:value-type="string" table:style-name="ce11">
            <text:p>Статус</text:p>
          </table:table-cell>
          <table:table-cell office:value-type="string" table:style-name="ce10">
            <text:p>Окружение 1</text:p>
          </table:table-cell>
          <table:table-cell office:value-type="string" table:style-name="ce39">
            <text:p>Ссылка на баг-репорт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40">
            <text:p>Пользователь нажимает на поле «Способ оплаты» — появляется окно «Способ оплаты»</text:p>
          </table:table-cell>
          <table:table-cell office:value-type="string" table:style-name="ce2">
            <text:p>PASSED</text:p>
          </table:table-cell>
          <table:table-cell table:style-name="ce41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40">
            <text:p>окно «Способ оплаты» можно закрыть нажав на крестик в верхнем правом углу окна</text:p>
          </table:table-cell>
          <table:table-cell office:value-type="string" table:style-name="ce2">
            <text:p>PASSED</text:p>
          </table:table-cell>
          <table:table-cell table:style-name="ce41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string" table:style-name="ce40">
            <text:p>Если пользователь уже добавил банковскую карту, то может выбрать этот способ оплаты банковской картой</text:p>
          </table:table-cell>
          <table:table-cell office:value-type="string" table:style-name="ce2">
            <text:p>PASSED</text:p>
          </table:table-cell>
          <table:table-cell table:style-name="ce41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42">
            <text:p>Если пользователь уже добавил банковскую карту в поле "Способ оплаты",можно добавить ещё одну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42">
            <text:p>Если добавлено несколько карт, можно переключаться между картами в окне "Способ оплаты"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42">
            <text:p>При выборе нужной кары в окне "Способ оплаты" напротив неё справа ставится галочка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43">
            <text:p>Когда пользователь нажимает кнопку «Добавить карту», появляется окно «Добавление карты».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43">
            <text:p>окно «Добавление карты» можно закрыть нажав на крестик в верхнем правом углу окна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43">
            <text:p>При нажатии на кнопку Отмена окно "Добавление карты" закрывается без сохранения внесенных изменений. Отображается окно Способ оплаты</text:p>
          </table:table-cell>
          <table:table-cell office:value-type="string" table:style-name="ce2">
            <text:p>PASSED</text:p>
          </table:table-cell>
          <table:table-cell table:style-name="ce36"/>
          <table:table-cell table:style-name="ce24"/>
          <table:table-cell table:number-columns-repeated="16379" table:style-name="ce1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43">
            <text:p>В поле ввода данных «Номер карты» можно ввести только цифры</text:p>
          </table:table-cell>
          <table:table-cell office:value-type="string" table:style-name="ce44">
            <text:p>FAILED</text:p>
          </table:table-cell>
          <table:table-cell office:value-type="string" table:style-name="ce35">
            <text:p>1920x1080, Firefox</text:p>
          </table:table-cell>
          <table:table-cell office:value-type="string" table:style-name="ce45">
            <text:p><text:a xlink:href="https://tracker.yandex.ru/BUG-235706">https://tracker.yandex.ru/BUG-235706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43">
            <text:p>В поле ввода данных «Номер карты» нельзя ввести любые буквы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08">https://tracker.yandex.ru/BUG-235708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43">
            <text:p>В поле ввода данных «Номер карты» нельзя ввести спец. символы</text:p>
          </table:table-cell>
          <table:table-cell office:value-type="string" table:style-name="ce44">
            <text:p>FAILED</text:p>
          </table:table-cell>
          <table:table-cell office:value-type="string" table:style-name="ce46">
            <text:p>1920x1080, Firefox</text:p>
          </table:table-cell>
          <table:table-cell office:value-type="string" table:style-name="ce26">
            <text:p><text:a xlink:href="https://tracker.yandex.ru/BUG-235712">https://tracker.yandex.ru/BUG-235712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43">
            <text:p>В поле ввода данных «Номер карты» нельзя использовать пробел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16">https://tracker.yandex.ru/BUG-235716</text:a>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43">
            <text:p>поле ввода данных «Номер карты» можно ввести только 12 символов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47">
            <text:p><text:a xlink:href="https://tracker.yandex.ru/BUG-235718">https://tracker.yandex.ru/BUG-235718</text:a></text:p>
          </table:table-cell>
          <table:table-cell table:number-columns-repeated="16379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43">
            <text:p>Если поле ввода данных «Номер карты» содержит 8 символов,то кнопка Привязать неактивна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48">
            <text:p>Нельзя ввести в поле ввода данных «Номер карты» 14 символов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22">https://tracker.yandex.ru/BUG-235722</text:a>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49">
            <text:p>Поле ввода номера карты имеет формат nnnn nnnn nnnn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6315">https://tracker.yandex.ru/BUG-236315</text:a>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50">
            <text:p>Для поля ввода "Номер карты" и формата nnnn доступны только числа от 0000 до 9999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6313">https://tracker.yandex.ru/BUG-236313</text:a></text:p>
          </table:table-cell>
          <table:table-cell table:number-columns-repeated="16379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51">
            <text:p>В поле ввода данных «Код» можно ввести только цифры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26">https://tracker.yandex.ru/BUG-235726</text:a></text:p>
          </table:table-cell>
          <table:table-cell table:number-columns-repeated="16379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51">
            <text:p>В поле ввода данных «Код» нельзя ввести любые буквы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31">https://tracker.yandex.ru/BUG-235731</text:a></text:p>
          </table:table-cell>
          <table:table-cell table:number-columns-repeated="16379"/>
        </table:table-row>
        <table:table-row table:style-name="ro1">
          <table:table-cell office:value-type="float" office:value="19" table:style-name="ce15">
            <text:p>19</text:p>
          </table:table-cell>
          <table:table-cell office:value-type="string" table:style-name="ce51">
            <text:p>В поле ввода данных «Код» нельзя ввести спец. символы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37">https://tracker.yandex.ru/BUG-235737</text:a></text:p>
          </table:table-cell>
          <table:table-cell table:number-columns-repeated="16379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51">
            <text:p>В поле ввода данных «Код» можно ввести только 2 символа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40">https://tracker.yandex.ru/BUG-235740</text:a></text:p>
          </table:table-cell>
          <table:table-cell table:number-columns-repeated="16379"/>
        </table:table-row>
        <table:table-row table:style-name="ro1">
          <table:table-cell office:value-type="float" office:value="21" table:style-name="ce15">
            <text:p>21</text:p>
          </table:table-cell>
          <table:table-cell office:value-type="string" table:style-name="ce51">
            <text:p>Если поле ввода данных «Код» содержит 1 символ,то кнопка Привязать неактивна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51">
            <text:p>Нельзя ввести в поле ввода данных «Код» <text:s/>3 символа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48">https://tracker.yandex.ru/BUG-235748</text:a></text:p>
          </table:table-cell>
          <table:table-cell table:number-columns-repeated="16379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51">
            <text:p>В поле ввода данных «Код» нельзя использовать пробел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6">
            <text:p><text:a xlink:href="https://tracker.yandex.ru/BUG-235750">https://tracker.yandex.ru/BUG-235750</text:a>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51">
            <text:p>Поля ввода "Код" имеет формат nn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23">
            <text:p><text:a xlink:href="https://tracker.yandex.ru/BUG-236317">https://tracker.yandex.ru/BUG-236317</text:a></text:p>
          </table:table-cell>
          <table:table-cell table:number-columns-repeated="16379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51">
            <text:p>Для поля ввода "Код" и формата nn доступны только числа от 00 до 99</text:p>
          </table:table-cell>
          <table:table-cell office:value-type="string" table:style-name="ce44">
            <text:p>FAILED</text:p>
          </table:table-cell>
          <table:table-cell office:value-type="string" table:style-name="ce24">
            <text:p>1920x1080, Firefox</text:p>
          </table:table-cell>
          <table:table-cell office:value-type="string" table:style-name="ce52">
            <text:p><text:a xlink:href="https://tracker.yandex.ru/BUG-236320">https://tracker.yandex.ru/BUG-236320</text:a></text:p>
          </table:table-cell>
          <table:table-cell table:number-columns-repeated="16379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53">
            <text:p>кнопка «Привязать» активна если все данные введены корректно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26" table:style-name="ce15">
            <text:p>26</text:p>
          </table:table-cell>
          <table:table-cell office:value-type="string" table:style-name="ce53">
            <text:p>кнопка «Привязать» неактивна если не заполнено поле "номер карты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53">
            <text:p>кнопка «Привязать» неактивна если не корректно заполнено поле "номер карты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28" table:style-name="ce15">
            <text:p>28</text:p>
          </table:table-cell>
          <table:table-cell office:value-type="string" table:style-name="ce53">
            <text:p>кнопка «Привязать» неактивна если не заполнено поле "Код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29" table:style-name="ce15">
            <text:p>29</text:p>
          </table:table-cell>
          <table:table-cell office:value-type="string" table:style-name="ce53">
            <text:p>кнопка «Привязать» неактивна если не корректно заполнено поле "Код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30" table:style-name="ce15">
            <text:p>30</text:p>
          </table:table-cell>
          <table:table-cell office:value-type="string" table:style-name="ce53">
            <text:p>кнопка «Привязать» неактивна если не заполнено поле номер карты и поле "Код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office:value-type="float" office:value="31" table:style-name="ce15">
            <text:p>31</text:p>
          </table:table-cell>
          <table:table-cell office:value-type="string" table:style-name="ce53">
            <text:p>кнопка «Привязать» неактивна если не корректно заполнено поле номер карты и поле "Код"</text:p>
          </table:table-cell>
          <table:table-cell office:value-type="string" table:style-name="ce2">
            <text:p>PASSED</text:p>
          </table:table-cell>
          <table:table-cell table:number-columns-repeated="2" table:style-name="ce24"/>
          <table:table-cell table:number-columns-repeated="16379"/>
        </table:table-row>
        <table:table-row table:number-rows-repeated="16" table:style-name="ro1">
          <table:table-cell table:style-name="ce15"/>
          <table:table-cell table:style-name="ce36"/>
          <table:table-cell table:number-columns-repeated="2" table:style-name="ce3"/>
          <table:table-cell table:style-name="ce24"/>
          <table:table-cell table:number-columns-repeated="16379"/>
        </table:table-row>
        <table:table-row table:number-rows-repeated="8" table:style-name="ro1">
          <table:table-cell table:style-name="ce15"/>
          <table:table-cell table:number-columns-repeated="3" table:style-name="ce3"/>
          <table:table-cell table:style-name="ce24"/>
          <table:table-cell table:number-columns-repeated="16379"/>
        </table:table-row>
        <table:table-row table:style-name="ro1">
          <table:table-cell table:number-columns-repeated="4" table:style-name="ce3"/>
          <table:table-cell table:style-name="ce24"/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922" table:style-name="ro1">
          <table:table-cell table:number-columns-repeated="16384"/>
        </table:table-row>
        <table:table-row table:number-rows-repeated="1047590" table:style-name="ro19">
          <table:table-cell table:number-columns-repeated="16384"/>
        </table:table-row>
      </table:table>
      <table:table table:name="Часть_1__Тест-кейсы_на_кнопку_«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4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9" table:number-rows-spanned="1" table:style-name="ce37">
            <text:p>Тест-кейсы и тестирование: логика кнопки «Забронировать»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7" table:style-name="ce54"/>
          <table:table-cell table:number-columns-repeated="16377" table:style-name="ce1"/>
        </table:table-row>
        <table:table-row table:style-name="ro1">
          <table:table-cell office:value-type="string" table:style-name="ce55">
            <text:p><text:s/>id тест-кейса</text:p>
          </table:table-cell>
          <table:table-cell office:value-type="string" table:style-name="ce55">
            <text:p>Название тест-кейса</text:p>
          </table:table-cell>
          <table:table-cell office:value-type="string" table:style-name="ce55">
            <text:p>Предусловия</text:p>
          </table:table-cell>
          <table:table-cell office:value-type="string" table:style-name="ce55">
            <text:p>Номер шага</text:p>
          </table:table-cell>
          <table:table-cell office:value-type="string" table:style-name="ce55">
            <text:p>Описание шага</text:p>
          </table:table-cell>
          <table:table-cell office:value-type="string" table:style-name="ce55">
            <text:p>ОР</text:p>
          </table:table-cell>
          <table:table-cell office:value-type="string" table:style-name="ce55">
            <text:p>Окружение</text:p>
          </table:table-cell>
          <table:table-cell office:value-type="string" table:style-name="ce55">
            <text:p>Статус</text:p>
          </table:table-cell>
          <table:table-cell office:value-type="string" table:style-name="ce55">
            <text:p>Ссылка на баг- репорт</text:p>
          </table:table-cell>
          <table:table-cell table:number-columns-repeated="16375"/>
        </table:table-row>
        <table:table-row table:style-name="ro20">
          <table:table-cell office:value-type="string" table:number-columns-spanned="1" table:number-rows-spanned="3" table:style-name="ce60">
            <text:p>t-1</text:p>
          </table:table-cell>
          <table:table-cell office:value-type="string" table:number-columns-spanned="1" table:number-rows-spanned="3" table:style-name="ce61">
            <text:p>Проверка логики кнопки бронирования при заполнении всех обязательных полей формы бронирования</text:p>
            <text:p/>
          </table:table-cell>
          <table:table-cell office:value-type="string" table:number-columns-spanned="1" table:number-rows-spanned="3" table:style-name="ce61">
            <text:p>1. Перейти на тестовый стенд</text:p>
            <text:p>2. Ввести в поле Откуда ""Хамовнический вал, 18""</text:p>
            <text:p>3. Ввести в поле Куда ""Усачева, 3""</text:p>
            <text:p>4. Выбрать режим Свой</text:p>
            <text:p>5. Выбрать вид транспорта Каршеринг</text:p>
            <text:p>6. Нажать на кнопку Забронировать</text:p>
          </table:table-cell>
          <table:table-cell office:value-type="float" office:value="1" table:style-name="ce56">
            <text:p>1</text:p>
          </table:table-cell>
          <table:table-cell office:value-type="string" table:style-name="ce57">
            <text:p>Добавить права</text:p>
          </table:table-cell>
          <table:table-cell office:value-type="string" table:number-columns-spanned="1" table:number-rows-spanned="3" table:style-name="ce62">
            <text:p>Текст на кнопке "Забронировать</text:p>
            <text:p>Маршрут составит .. км и займет .. мин"</text:p>
            <text:p/>
            <text:p>При нажатии на кнопку открывается окно "Машина забронирована"</text:p>
            <text:p/>
          </table:table-cell>
          <table:table-cell office:value-type="string" table:number-columns-spanned="1" table:number-rows-spanned="3" table:style-name="ce63">
            <text:p>Firefox</text:p>
            <text:p>1920x1080</text:p>
            <text:p/>
          </table:table-cell>
          <table:table-cell office:value-type="string" table:number-columns-spanned="1" table:number-rows-spanned="3" table:style-name="ce67">
            <text:p>PASSED</text:p>
          </table:table-cell>
          <table:table-cell table:number-columns-spanned="1" table:number-rows-spanned="3" table:style-name="ce7"/>
          <table:table-cell table:number-columns-repeated="16375"/>
        </table:table-row>
        <table:table-row table:style-name="ro21">
          <table:covered-table-cell/>
          <table:covered-table-cell/>
          <table:covered-table-cell/>
          <table:table-cell office:value-type="float" office:value="2" table:style-name="ce56">
            <text:p>2</text:p>
          </table:table-cell>
          <table:table-cell office:value-type="string" table:style-name="ce4">
            <text:p>Добавить банковскую карту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covered-table-cell/>
          <table:covered-table-cell/>
          <table:covered-table-cell/>
          <table:table-cell office:value-type="float" office:value="3" table:style-name="ce56">
            <text:p>3</text:p>
          </table:table-cell>
          <table:table-cell office:value-type="string" table:style-name="ce4">
            <text:p>Нажать на кнопку бронирования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60">
            <text:p>t-2</text:p>
          </table:table-cell>
          <table:table-cell office:value-type="string" table:number-columns-spanned="1" table:number-rows-spanned="5" table:style-name="ce62">
            <text:p>Проверка логики кнопки бронирования если все обязательные поля и адреса заполнены, кроме прав</text:p>
          </table:table-cell>
          <table:table-cell office:value-type="string" table:number-columns-spanned="1" table:number-rows-spanned="5" table:style-name="ce64">
            <text:p>1. Перейти на тестовый стенд</text:p>
            <text:p>2. Ввести в поле Откуда ""Хамовнический вал, 18""</text:p>
            <text:p>3. Ввести в поле Куда ""Усачева, 3""</text:p>
            <text:p>4. Выбрать режим Свой</text:p>
            <text:p>5. Выбрать вид транспорта Каршеринг</text:p>
            <text:p>6. Нажать на кнопку Забронировать</text:p>
          </table:table-cell>
          <table:table-cell office:value-type="float" office:value="1" table:style-name="ce58">
            <text:p>1</text:p>
          </table:table-cell>
          <table:table-cell office:value-type="string" table:style-name="ce36">
            <text:p>Добавить банковскую карту</text:p>
          </table:table-cell>
          <table:table-cell office:value-type="string" table:number-columns-spanned="1" table:number-rows-spanned="5" table:style-name="ce62">
            <text:p>Текст на кнопке "Добавить права и забронировать</text:p>
            <text:p>Маршрут составит .. км и займет .. мин"</text:p>
            <text:p/>
            <text:p>При нажатии на кнопку появляется окно «Добавление прав»</text:p>
          </table:table-cell>
          <table:table-cell office:value-type="string" table:number-columns-spanned="1" table:number-rows-spanned="5" table:style-name="ce62">
            <text:p>Firefox</text:p>
            <text:p>1920x1080</text:p>
            <text:p/>
          </table:table-cell>
          <table:table-cell office:value-type="string" table:number-columns-spanned="1" table:number-rows-spanned="5" table:style-name="ce65">
            <text:p>FAILED</text:p>
          </table:table-cell>
          <table:table-cell office:value-type="string" table:number-columns-spanned="1" table:number-rows-spanned="5" table:style-name="ce66">
            <text:p><text:a xlink:href="https://tracker.yandex.ru/BUG-236011">https://tracker.yandex.ru/BUG-236011</text:a>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" table:style-name="ce58">
            <text:p>2</text:p>
          </table:table-cell>
          <table:table-cell office:value-type="string" table:style-name="ce36">
            <text:p>Нажать на кнопку бронирования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1">
          <table:covered-table-cell/>
          <table:covered-table-cell/>
          <table:covered-table-cell/>
          <table:table-cell table:style-name="ce58"/>
          <table:table-cell table:style-name="ce36"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60">
            <text:p>t-3</text:p>
          </table:table-cell>
          <table:table-cell office:value-type="string" table:number-columns-spanned="1" table:number-rows-spanned="5" table:style-name="ce62">
            <text:p>Проверка логики кнопки бронирования если все обязательные поля и адреса заполнены, кроме способа оплаты</text:p>
          </table:table-cell>
          <table:table-cell office:value-type="string" table:number-columns-spanned="1" table:number-rows-spanned="5" table:style-name="ce64">
            <text:p>1. Перейти на тестовый стенд</text:p>
            <text:p>2. Ввести в поле Откуда ""Хамовнический вал, 18""</text:p>
            <text:p>3. Ввести в поле Куда ""Усачева, 3""</text:p>
            <text:p>4. Выбрать режим Свой</text:p>
            <text:p>5. Выбрать вид транспорта Каршеринг</text:p>
            <text:p>6. Нажать на кнопку Забронировать</text:p>
          </table:table-cell>
          <table:table-cell office:value-type="float" office:value="1" table:style-name="ce58">
            <text:p>1</text:p>
          </table:table-cell>
          <table:table-cell office:value-type="string" table:style-name="ce36">
            <text:p>Добавить права</text:p>
          </table:table-cell>
          <table:table-cell office:value-type="string" table:number-columns-spanned="1" table:number-rows-spanned="5" table:style-name="ce62">
            <text:p>Текст на кнопке "Добавить оплату и забронировать</text:p>
            <text:p>Маршрут составит .. км и займет .. мин"</text:p>
            <text:p/>
            <text:p>При нажатии на кнопку появляется окно «Добавление карты»</text:p>
          </table:table-cell>
          <table:table-cell office:value-type="string" table:number-columns-spanned="1" table:number-rows-spanned="5" table:style-name="ce62">
            <text:p>Firefox</text:p>
            <text:p>1920x1080</text:p>
            <text:p/>
          </table:table-cell>
          <table:table-cell office:value-type="string" table:number-columns-spanned="1" table:number-rows-spanned="5" table:style-name="ce67">
            <text:p>PASSED</text:p>
          </table:table-cell>
          <table:table-cell table:number-columns-spanned="1" table:number-rows-spanned="5"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" table:style-name="ce58">
            <text:p>2</text:p>
          </table:table-cell>
          <table:table-cell office:value-type="string" table:style-name="ce36">
            <text:p>Нажать на кнопку бронирования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1">
          <table:covered-table-cell/>
          <table:covered-table-cell/>
          <table:covered-table-cell/>
          <table:table-cell table:style-name="ce58"/>
          <table:table-cell table:style-name="ce36"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60">
            <text:p>t-4</text:p>
          </table:table-cell>
          <table:table-cell office:value-type="string" table:number-columns-spanned="1" table:number-rows-spanned="5" table:style-name="ce62">
            <text:p>Проверка логики кнопки бронирования если все обязательные поля заполнены, адреса не заполнены</text:p>
          </table:table-cell>
          <table:table-cell office:value-type="string" table:number-columns-spanned="1" table:number-rows-spanned="5" table:style-name="ce62">
            <text:p>1. Перейти на тестовый стенд</text:p>
            <text:p>2. Ввести в поле Откуда ""Хамовнический вал, 18""</text:p>
            <text:p>3. Ввести в поле Куда ""Усачева, 3""</text:p>
            <text:p>4. Выбрать режим Свой</text:p>
            <text:p>5. Выбрать вид транспорта Каршеринг</text:p>
            <text:p>6. Нажать на кнопку Забронировать</text:p>
          </table:table-cell>
          <table:table-cell office:value-type="float" office:value="1" table:style-name="ce58">
            <text:p>1</text:p>
          </table:table-cell>
          <table:table-cell office:value-type="string" table:style-name="ce59">
            <text:p>Добавить права</text:p>
          </table:table-cell>
          <table:table-cell office:value-type="string" table:number-columns-spanned="1" table:number-rows-spanned="5" table:style-name="ce62">
            <text:p>Текст на кнопке "Забронировать"</text:p>
            <text:p/>
            <text:p>При нажатии на кнопку появляется окно «Машина забронирована»</text:p>
          </table:table-cell>
          <table:table-cell office:value-type="string" table:number-columns-spanned="1" table:number-rows-spanned="5" table:style-name="ce62">
            <text:p>Яндекс.браузер 800x600</text:p>
          </table:table-cell>
          <table:table-cell office:value-type="string" table:number-columns-spanned="1" table:number-rows-spanned="5" table:style-name="ce65">
            <text:p>FAILED</text:p>
          </table:table-cell>
          <table:table-cell office:value-type="string" table:number-columns-spanned="1" table:number-rows-spanned="5" table:style-name="ce66">
            <text:p><text:a xlink:href="https://tracker.yandex.ru/BUG-236020">https://tracker.yandex.ru/BUG-236020</text:a>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" table:style-name="ce58">
            <text:p>2</text:p>
          </table:table-cell>
          <table:table-cell office:value-type="string" table:style-name="ce36">
            <text:p>Добавить банковскую карту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3" table:style-name="ce58">
            <text:p>3</text:p>
          </table:table-cell>
          <table:table-cell office:value-type="string" table:style-name="ce36">
            <text:p>Удалить из поля Откуда ""Хамовнический вал, 18"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4" table:style-name="ce58">
            <text:p>4</text:p>
          </table:table-cell>
          <table:table-cell office:value-type="string" table:style-name="ce36">
            <text:p>Удалить из поля Куда "Усачева, 3"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5" table:style-name="ce58">
            <text:p>5</text:p>
          </table:table-cell>
          <table:table-cell office:value-type="string" table:style-name="ce36">
            <text:p>Нажать на кнопку бронирования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60">
            <text:p>t-5</text:p>
          </table:table-cell>
          <table:table-cell office:value-type="string" table:number-columns-spanned="1" table:number-rows-spanned="5" table:style-name="ce62">
            <text:p>Проверка логики кнопки бронирования если обязательные поля и адреса не заполнены</text:p>
          </table:table-cell>
          <table:table-cell office:value-type="string" table:number-columns-spanned="1" table:number-rows-spanned="5" table:style-name="ce62">
            <text:p>1. Перейти на тестовый стенд</text:p>
            <text:p>2. Ввести в поле Откуда ""Хамовнический вал, 18""</text:p>
            <text:p>3. Ввести в поле Куда ""Усачева, 3""</text:p>
            <text:p>4. Выбрать режим Свой</text:p>
            <text:p>5. Выбрать вид транспорта Каршеринг</text:p>
            <text:p>6. Нажать на кнопку Забронировать</text:p>
          </table:table-cell>
          <table:table-cell office:value-type="float" office:value="1" table:style-name="ce58">
            <text:p>1</text:p>
          </table:table-cell>
          <table:table-cell office:value-type="string" table:style-name="ce36">
            <text:p>Удалить из поля Откуда ""Хамовнический вал, 18"</text:p>
          </table:table-cell>
          <table:table-cell office:value-type="string" table:number-columns-spanned="1" table:number-rows-spanned="5" table:style-name="ce62">
            <text:p>Текст на кнопке "Добавить права и забронировать"</text:p>
            <text:p/>
            <text:p>При нажатии на кнопку появляется окно «Добавление прав»</text:p>
            <text:p/>
            <text:p/>
          </table:table-cell>
          <table:table-cell office:value-type="string" table:number-columns-spanned="1" table:number-rows-spanned="5" table:style-name="ce62">
            <text:p>Яндекс.браузер 800x600</text:p>
          </table:table-cell>
          <table:table-cell office:value-type="string" table:number-columns-spanned="1" table:number-rows-spanned="5" table:style-name="ce65">
            <text:p>FAILED</text:p>
          </table:table-cell>
          <table:table-cell office:value-type="string" table:number-columns-spanned="1" table:number-rows-spanned="5" table:style-name="ce66">
            <text:p><text:a xlink:href="https://tracker.yandex.ru/BUG-236025">https://tracker.yandex.ru/BUG-236025</text:a>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2" table:style-name="ce58">
            <text:p>2</text:p>
          </table:table-cell>
          <table:table-cell office:value-type="string" table:style-name="ce36">
            <text:p>Удалить из поля Куда "Усачева, 3"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float" office:value="3" table:style-name="ce58">
            <text:p>3</text:p>
          </table:table-cell>
          <table:table-cell office:value-type="string" table:style-name="ce36">
            <text:p>Нажать на кнопку бронирования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2" table:style-name="ro1">
          <table:covered-table-cell/>
          <table:covered-table-cell/>
          <table:covered-table-cell/>
          <table:table-cell table:style-name="ce58"/>
          <table:table-cell table:style-name="ce36"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58" table:style-name="ro1">
          <table:table-cell table:number-columns-repeated="16384"/>
        </table:table-row>
        <table:table-row table:number-rows-repeated="1047586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ергей Сорокин</meta:initial-creator>
    <dc:creator>Сергей Сорокин</dc:creator>
    <meta:creation-date>2022-01-30T18:01:37Z</meta:creation-date>
    <dc:date>2022-01-30T18:01:37Z</dc:date>
  </office:meta>
</office:document-meta>
</file>